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T2_5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break-before="auto" fo:margin-top="0cm" fo:margin-bottom="0cm" style:writing-mode="lr-tb"/>
    </style:style>
    <style:style style:name="T25_1" style:family="text"/>
    <style:style style:name="P26" style:family="paragraph" style:parent-style-name="Standard">
      <style:paragraph-properties fo:break-before="auto" style:writing-mode="lr-tb"/>
    </style:style>
  </office:automatic-styles>
  <office:body>
    <office:text>
      <text:p text:style-name="P1"/>
      <text:p text:style-name="P2"><text:span text:style-name="T2_1">Skill</text:span><text:span text:style-name="T2_2"><text:s/></text:span><text:span text:style-name="T2_3">Playtest</text:span><text:span text:style-name="T2_4"><text:s/></text:span><text:span text:style-name="T2_5">Survey</text:span></text:p>
      <text:p text:style-name="P3"/>
      <text:list text:style-name="LS1" xml:id="list0">
        <text:list-item>
          <text:p text:style-name="P4"><text:span text:style-name="T4_1">What</text:span><text:span text:style-name="T4_2"><text:s/></text:span><text:span text:style-name="T4_3">did</text:span><text:span text:style-name="T4_4"><text:s/></text:span><text:span text:style-name="T4_5">you</text:span><text:span text:style-name="T4_6"><text:s/></text:span><text:span text:style-name="T4_7">like</text:span><text:span text:style-name="T4_8"><text:s/></text:span><text:span text:style-name="T4_9">the</text:span><text:span text:style-name="T4_10"><text:s/></text:span><text:span text:style-name="T4_11">most</text:span><text:span text:style-name="T4_12"><text:s/></text:span><text:span text:style-name="T4_13">about</text:span><text:span text:style-name="T4_14"><text:s/></text:span><text:span text:style-name="T4_15">the</text:span><text:span text:style-name="T4_16"><text:s/></text:span><text:span text:style-name="T4_17">skills</text:span><text:span text:style-name="T4_18">?</text:span></text:p>
          <text:list>
            <text:list-item>
              <text:p text:style-name="P5"><text:span text:style-name="T5_1">The</text:span><text:span text:style-name="T5_2"><text:s/></text:span><text:span text:style-name="T5_3">variety</text:span><text:span text:style-name="T5_4"><text:s/></text:span><text:span text:style-name="T5_5">in</text:span><text:span text:style-name="T5_6"><text:s/></text:span><text:span text:style-name="T5_7">the</text:span><text:span text:style-name="T5_8"><text:s/></text:span><text:span text:style-name="T5_9">skills</text:span></text:p>
            </text:list-item>
            <text:list-item>
              <text:p text:style-name="P6"><text:span text:style-name="T6_1">The</text:span><text:span text:style-name="T6_2"><text:s/></text:span><text:span text:style-name="T6_3">way</text:span><text:span text:style-name="T6_4"><text:s/></text:span><text:span text:style-name="T6_5">most</text:span><text:span text:style-name="T6_6"><text:s/></text:span><text:span text:style-name="T6_7">of</text:span><text:span text:style-name="T6_8"><text:s/></text:span><text:span text:style-name="T6_9">the</text:span><text:span text:style-name="T6_10"><text:s/></text:span><text:span text:style-name="T6_11">skills</text:span><text:span text:style-name="T6_12"><text:s/></text:span><text:span text:style-name="T6_13">upgraded</text:span><text:span text:style-name="T6_14"><text:s/></text:span><text:span text:style-name="T6_15">a</text:span><text:span text:style-name="T6_16"><text:s/></text:span><text:span text:style-name="T6_17">specific</text:span><text:span text:style-name="T6_18"><text:s/></text:span><text:span text:style-name="T6_19">ability</text:span></text:p>
            </text:list-item>
            <text:list-item>
              <text:p text:style-name="P7"><text:span text:style-name="T7_1">The</text:span><text:span text:style-name="T7_2"><text:s/></text:span><text:span text:style-name="T7_3">amount</text:span><text:span text:style-name="T7_4"><text:s/></text:span><text:span text:style-name="T7_5">of</text:span><text:span text:style-name="T7_6"><text:s/></text:span><text:span text:style-name="T7_7">skills</text:span><text:span text:style-name="T7_8"><text:s/></text:span><text:span text:style-name="T7_9">I</text:span><text:span text:style-name="T7_10"><text:s/></text:span><text:span text:style-name="T7_11">could</text:span><text:span text:style-name="T7_12"><text:s/></text:span><text:span text:style-name="T7_13">pick</text:span></text:p>
            </text:list-item>
            <text:list-item>
              <text:p text:style-name="P8"><text:span text:style-name="T8_1">The</text:span><text:span text:style-name="T8_2"><text:s/></text:span><text:span text:style-name="T8_3">ranks</text:span><text:span text:style-name="T8_4"><text:s/></text:span><text:span text:style-name="T8_5">of</text:span><text:span text:style-name="T8_6"><text:s/></text:span><text:span text:style-name="T8_7">the</text:span><text:span text:style-name="T8_8"><text:s/></text:span><text:span text:style-name="T8_9">skills</text:span><text:span text:style-name="T8_10"><text:s/></text:span><text:span text:style-name="T8_11">corresponding</text:span><text:span text:style-name="T8_12"><text:s/></text:span><text:span text:style-name="T8_13">to</text:span><text:span text:style-name="T8_14"><text:s/></text:span><text:span text:style-name="T8_15">the</text:span><text:span text:style-name="T8_16"><text:s/></text:span><text:span text:style-name="T8_17">power</text:span><text:span text:style-name="T8_18"><text:s/></text:span><text:span text:style-name="T8_19">of</text:span><text:span text:style-name="T8_20"><text:s/></text:span><text:span text:style-name="T8_21">the</text:span><text:span text:style-name="T8_22"><text:s/></text:span><text:span text:style-name="T8_23">effects</text:span></text:p>
            </text:list-item>
          </text:list>
        </text:list-item>
        <text:list-item>
          <text:p text:style-name="P9"><text:span text:style-name="T9_1">What</text:span><text:span text:style-name="T9_2"><text:s/></text:span><text:span text:style-name="T9_3">did</text:span><text:span text:style-name="T9_4"><text:s/></text:span><text:span text:style-name="T9_5">you</text:span><text:span text:style-name="T9_6"><text:s/></text:span><text:span text:style-name="T9_7">like</text:span><text:span text:style-name="T9_8"><text:s/></text:span><text:span text:style-name="T9_9">the</text:span><text:span text:style-name="T9_10"><text:s/></text:span><text:span text:style-name="T9_11">least</text:span><text:span text:style-name="T9_12">?</text:span></text:p>
          <text:list>
            <text:list-item>
              <text:p text:style-name="P10"><text:span text:style-name="T10_1">The</text:span><text:span text:style-name="T10_2"><text:s/></text:span><text:span text:style-name="T10_3">variety</text:span><text:span text:style-name="T10_4"><text:s/></text:span><text:span text:style-name="T10_5">in</text:span><text:span text:style-name="T10_6"><text:s/></text:span><text:span text:style-name="T10_7">the</text:span><text:span text:style-name="T10_8"><text:s/></text:span><text:span text:style-name="T10_9">skills</text:span></text:p>
            </text:list-item>
            <text:list-item>
              <text:p text:style-name="P11"><text:span text:style-name="T11_1">The</text:span><text:span text:style-name="T11_2"><text:s/></text:span><text:span text:style-name="T11_3">way</text:span><text:span text:style-name="T11_4"><text:s/></text:span><text:span text:style-name="T11_5">most</text:span><text:span text:style-name="T11_6"><text:s/></text:span><text:span text:style-name="T11_7">the</text:span><text:span text:style-name="T11_8"><text:s/></text:span><text:span text:style-name="T11_9">skills</text:span><text:span text:style-name="T11_10"><text:s/></text:span><text:span text:style-name="T11_11">upgraded</text:span><text:span text:style-name="T11_12"><text:s/></text:span><text:span text:style-name="T11_13">a</text:span><text:span text:style-name="T11_14"><text:s/></text:span><text:span text:style-name="T11_15">specific</text:span><text:span text:style-name="T11_16"><text:s/></text:span><text:span text:style-name="T11_17">ability</text:span></text:p>
            </text:list-item>
            <text:list-item>
              <text:p text:style-name="P12"><text:span text:style-name="T12_1">The</text:span><text:span text:style-name="T12_2"><text:s/></text:span><text:span text:style-name="T12_3">amount</text:span><text:span text:style-name="T12_4"><text:s/></text:span><text:span text:style-name="T12_5">of</text:span><text:span text:style-name="T12_6"><text:s/></text:span><text:span text:style-name="T12_7">skills</text:span><text:span text:style-name="T12_8"><text:s/></text:span><text:span text:style-name="T12_9">I</text:span><text:span text:style-name="T12_10"><text:s/></text:span><text:span text:style-name="T12_11">could</text:span><text:span text:style-name="T12_12"><text:s/></text:span><text:span text:style-name="T12_13">pick</text:span></text:p>
            </text:list-item>
            <text:list-item>
              <text:p text:style-name="P13"><text:span text:style-name="T13_1">The</text:span><text:span text:style-name="T13_2"><text:s/></text:span><text:span text:style-name="T13_3">ranks</text:span><text:span text:style-name="T13_4"><text:s/></text:span><text:span text:style-name="T13_5">of</text:span><text:span text:style-name="T13_6"><text:s/></text:span><text:span text:style-name="T13_7">the</text:span><text:span text:style-name="T13_8"><text:s/></text:span><text:span text:style-name="T13_9">skills</text:span><text:span text:style-name="T13_10"><text:s/></text:span><text:span text:style-name="T13_11">corresponding</text:span><text:span text:style-name="T13_12"><text:s/></text:span><text:span text:style-name="T13_13">to</text:span><text:span text:style-name="T13_14"><text:s/></text:span><text:span text:style-name="T13_15">the</text:span><text:span text:style-name="T13_16"><text:s/></text:span><text:span text:style-name="T13_17">power</text:span><text:span text:style-name="T13_18"><text:s/></text:span><text:span text:style-name="T13_19">of</text:span><text:span text:style-name="T13_20"><text:s/></text:span><text:span text:style-name="T13_21">the</text:span><text:span text:style-name="T13_22"><text:s/></text:span><text:span text:style-name="T13_23">effects</text:span></text:p>
            </text:list-item>
          </text:list>
        </text:list-item>
        <text:list-item>
          <text:p text:style-name="P14"><text:span text:style-name="T14_1">Which</text:span><text:span text:style-name="T14_2"><text:s/></text:span><text:span text:style-name="T14_3">skill</text:span><text:span text:style-name="T14_4"><text:s/></text:span><text:span text:style-name="T14_5">was</text:span><text:span text:style-name="T14_6"><text:s/></text:span><text:span text:style-name="T14_7">the</text:span><text:span text:style-name="T14_8"><text:s/></text:span><text:span text:style-name="T14_9">most</text:span><text:span text:style-name="T14_10"><text:s/></text:span><text:span text:style-name="T14_11">confusing</text:span><text:span text:style-name="T14_12">?<text:s/></text:span><text:span text:style-name="T14_13">If</text:span><text:span text:style-name="T14_14"><text:s/></text:span><text:span text:style-name="T14_15">there</text:span><text:span text:style-name="T14_16"><text:s/></text:span><text:span text:style-name="T14_17">are</text:span><text:span text:style-name="T14_18"><text:s/></text:span><text:span text:style-name="T14_19">any</text:span><text:span text:style-name="T14_20"><text:s/></text:span><text:span text:style-name="T14_21">other</text:span><text:span text:style-name="T14_22"><text:s/></text:span><text:span text:style-name="T14_23">skills</text:span><text:span text:style-name="T14_24"><text:s/></text:span><text:span text:style-name="T14_25">that</text:span><text:span text:style-name="T14_26"><text:s/></text:span><text:span text:style-name="T14_27">confused</text:span><text:span text:style-name="T14_28"><text:s/></text:span><text:span text:style-name="T14_29">you</text:span><text:span text:style-name="T14_30"><text:s/></text:span><text:span text:style-name="T14_31">please</text:span><text:span text:style-name="T14_32"><text:s/></text:span><text:span text:style-name="T14_33">mention</text:span><text:span text:style-name="T14_34"><text:s/></text:span><text:span text:style-name="T14_35">them</text:span><text:span text:style-name="T14_36"><text:s/></text:span><text:span text:style-name="T14_37">at</text:span><text:span text:style-name="T14_38"><text:s/></text:span><text:span text:style-name="T14_39">the</text:span><text:span text:style-name="T14_40"><text:s/></text:span><text:span text:style-name="T14_41">end</text:span><text:span text:style-name="T14_42"><text:s/></text:span><text:span text:style-name="T14_43">of</text:span><text:span text:style-name="T14_44"><text:s/></text:span><text:span text:style-name="T14_45">the</text:span><text:span text:style-name="T14_46"><text:s/></text:span><text:span text:style-name="T14_47">survey</text:span><text:span text:style-name="T14_48">.</text:span></text:p>
          <text:list>
            <text:list-item>
              <text:p text:style-name="P15"><text:span text:style-name="T15_1">___________<text:s/></text:span><text:span text:style-name="T15_2">confused</text:span><text:span text:style-name="T15_3"><text:s/></text:span><text:span text:style-name="T15_4">me</text:span><text:span text:style-name="T15_5"><text:s/></text:span><text:span text:style-name="T15_6">because</text:span><text:span text:style-name="T15_7"><text:s/>____________</text:span></text:p>
            </text:list-item>
          </text:list>
        </text:list-item>
        <text:list-item>
          <text:p text:style-name="P16"><text:span text:style-name="T16_1">Were</text:span><text:span text:style-name="T16_2"><text:s/></text:span><text:span text:style-name="T16_3">there</text:span><text:span text:style-name="T16_4"><text:s/></text:span><text:span text:style-name="T16_5">any</text:span><text:span text:style-name="T16_6"><text:s/></text:span><text:span text:style-name="T16_7">skills</text:span><text:span text:style-name="T16_8"><text:s/></text:span><text:span text:style-name="T16_9">available</text:span><text:span text:style-name="T16_10"><text:s/></text:span><text:span text:style-name="T16_11">to</text:span><text:span text:style-name="T16_12"><text:s/></text:span><text:span text:style-name="T16_13">you</text:span><text:span text:style-name="T16_14"><text:s/></text:span><text:span text:style-name="T16_15">that</text:span><text:span text:style-name="T16_16"><text:s/></text:span><text:span text:style-name="T16_17">felt</text:span><text:span text:style-name="T16_18"><text:s/></text:span><text:span text:style-name="T16_19">overpowered</text:span><text:span text:style-name="T16_20">?<text:s/></text:span><text:span text:style-name="T16_21">Why</text:span><text:span text:style-name="T16_22">?</text:span></text:p>
          <text:list>
            <text:list-item>
              <text:p text:style-name="P17"><text:span text:style-name="T17_1">Yes</text:span><text:span text:style-name="T17_2">,<text:s/></text:span><text:span text:style-name="T17_3">the</text:span><text:span text:style-name="T17_4"><text:s/></text:span><text:span text:style-name="T17_5">skill</text:span><text:span text:style-name="T17_6"><text:s/>____________<text:s/></text:span><text:span text:style-name="T17_7">felt</text:span><text:span text:style-name="T17_8"><text:s/></text:span><text:span text:style-name="T17_9">overpowered</text:span><text:span text:style-name="T17_10"><text:s/></text:span><text:span text:style-name="T17_11">because</text:span><text:span text:style-name="T17_12"><text:s/>_____________</text:span></text:p>
            </text:list-item>
            <text:list-item>
              <text:p text:style-name="P18"><text:span text:style-name="T18_1">No</text:span><text:span text:style-name="T18_2">,<text:s/></text:span><text:span text:style-name="T18_3">nothing</text:span><text:span text:style-name="T18_4"><text:s/></text:span><text:span text:style-name="T18_5">felt</text:span><text:span text:style-name="T18_6"><text:s/></text:span><text:span text:style-name="T18_7">overpowered</text:span><text:span text:style-name="T18_8">.</text:span></text:p>
            </text:list-item>
          </text:list>
        </text:list-item>
        <text:list-item>
          <text:p text:style-name="P19"><text:span text:style-name="T19_1">Were</text:span><text:span text:style-name="T19_2"><text:s/></text:span><text:span text:style-name="T19_3">there</text:span><text:span text:style-name="T19_4"><text:s/></text:span><text:span text:style-name="T19_5">any</text:span><text:span text:style-name="T19_6"><text:s/></text:span><text:span text:style-name="T19_7">skills</text:span><text:span text:style-name="T19_8"><text:s/></text:span><text:span text:style-name="T19_9">available</text:span><text:span text:style-name="T19_10"><text:s/></text:span><text:span text:style-name="T19_11">to</text:span><text:span text:style-name="T19_12"><text:s/></text:span><text:span text:style-name="T19_13">you</text:span><text:span text:style-name="T19_14"><text:s/></text:span><text:span text:style-name="T19_15">that</text:span><text:span text:style-name="T19_16"><text:s/></text:span><text:span text:style-name="T19_17">felt</text:span><text:span text:style-name="T19_18"><text:s/></text:span><text:span text:style-name="T19_19">underpowered</text:span><text:span text:style-name="T19_20">?<text:s/></text:span><text:span text:style-name="T19_21">Why</text:span><text:span text:style-name="T19_22">?</text:span></text:p>
          <text:list>
            <text:list-item>
              <text:p text:style-name="P20"><text:span text:style-name="T20_1">Yes</text:span><text:span text:style-name="T20_2">,<text:s/></text:span><text:span text:style-name="T20_3">the</text:span><text:span text:style-name="T20_4"><text:s/></text:span><text:span text:style-name="T20_5">skill</text:span><text:span text:style-name="T20_6"><text:s/>____________<text:s/></text:span><text:span text:style-name="T20_7">felt</text:span><text:span text:style-name="T20_8"><text:s/></text:span><text:span text:style-name="T20_9">overpowered</text:span><text:span text:style-name="T20_10"><text:s/></text:span><text:span text:style-name="T20_11">because</text:span><text:span text:style-name="T20_12"><text:s/>_____________</text:span></text:p>
            </text:list-item>
            <text:list-item>
              <text:p text:style-name="P21"><text:span text:style-name="T21_1">No</text:span><text:span text:style-name="T21_2">,<text:s/></text:span><text:span text:style-name="T21_3">nothing</text:span><text:span text:style-name="T21_4"><text:s/></text:span><text:span text:style-name="T21_5">felt</text:span><text:span text:style-name="T21_6"><text:s/></text:span><text:span text:style-name="T21_7">underpowered</text:span><text:span text:style-name="T21_8">.</text:span></text:p>
            </text:list-item>
          </text:list>
        </text:list-item>
        <text:list-item>
          <text:p text:style-name="P22"><text:span text:style-name="T22_1">What</text:span><text:span text:style-name="T22_2"><text:s/></text:span><text:span text:style-name="T22_3">other</text:span><text:span text:style-name="T22_4"><text:s/></text:span><text:span text:style-name="T22_5">kind</text:span><text:span text:style-name="T22_6"><text:s/></text:span><text:span text:style-name="T22_7">of</text:span><text:span text:style-name="T22_8"><text:s/></text:span><text:span text:style-name="T22_9">changes</text:span><text:span text:style-name="T22_10"><text:s/></text:span><text:span text:style-name="T22_11">would</text:span><text:span text:style-name="T22_12"><text:s/></text:span><text:span text:style-name="T22_13">you</text:span><text:span text:style-name="T22_14"><text:s/></text:span><text:span text:style-name="T22_15">like</text:span><text:span text:style-name="T22_16"><text:s/></text:span><text:span text:style-name="T22_17">to</text:span><text:span text:style-name="T22_18"><text:s/></text:span><text:span text:style-name="T22_19">see</text:span><text:span text:style-name="T22_20"><text:s/></text:span><text:span text:style-name="T22_21">in</text:span><text:span text:style-name="T22_22"><text:s/></text:span><text:span text:style-name="T22_23">our</text:span><text:span text:style-name="T22_24"><text:s/></text:span><text:span text:style-name="T22_25">skill</text:span><text:span text:style-name="T22_26"><text:s/></text:span><text:span text:style-name="T22_27">system</text:span><text:span text:style-name="T22_28">?</text:span></text:p>
          <text:list>
            <text:list-item>
              <text:p text:style-name="P23"><text:span text:style-name="T23_1">____________________________</text:span></text:p>
            </text:list-item>
          </text:list>
        </text:list-item>
        <text:list-item>
          <text:p text:style-name="P24"><text:span text:style-name="T24_1">Any</text:span><text:span text:style-name="T24_2"><text:s/></text:span><text:span text:style-name="T24_3">other</text:span><text:span text:style-name="T24_4"><text:s/></text:span><text:span text:style-name="T24_5">thoughts</text:span><text:span text:style-name="T24_6"><text:s/></text:span><text:span text:style-name="T24_7">or</text:span><text:span text:style-name="T24_8"><text:s/></text:span><text:span text:style-name="T24_9">comments</text:span><text:span text:style-name="T24_10"><text:s/></text:span><text:span text:style-name="T24_11">on</text:span><text:span text:style-name="T24_12"><text:s/></text:span><text:span text:style-name="T24_13">this</text:span><text:span text:style-name="T24_14"><text:s/></text:span><text:span text:style-name="T24_15">system</text:span><text:span text:style-name="T24_16">?</text:span></text:p>
          <text:list>
            <text:list-item>
              <text:p text:style-name="P25"><text:span text:style-name="T25_1">____________________________</text:span></text:p>
            </text:list-item>
          </text:list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